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666666" draw:textarea-horizontal-align="justify" draw:textarea-vertical-align="middle" draw:auto-grow-height="false" fo:min-height="14.228cm" fo:min-width="21.852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7cm" fo:min-width="13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5.088cm"/>
    </style:style>
    <style:style style:name="gr5" style:family="graphic" style:parent-style-name="standard">
      <style:graphic-properties svg:stroke-color="#007826" draw:fill-color="#009933" draw:textarea-horizontal-align="justify" draw:textarea-vertical-align="middle" draw:auto-grow-height="false" fo:min-height="2.036cm" fo:min-width="5.08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7.37cm" fo:min-width="5.342cm"/>
    </style:style>
    <style:style style:name="gr7" style:family="graphic" style:parent-style-name="standard">
      <style:graphic-properties svg:stroke-color="#461900" draw:fill-color="#801900" draw:textarea-horizontal-align="justify" draw:textarea-vertical-align="middle" draw:auto-grow-height="false" fo:min-height="2.798cm" fo:min-width="5.342cm"/>
    </style:style>
    <style:style style:name="gr8" style:family="graphic" style:parent-style-name="standard">
      <style:graphic-properties svg:stroke-color="#663300" draw:fill-color="#cc9900" draw:textarea-horizontal-align="justify" draw:textarea-vertical-align="middle" draw:auto-grow-height="false" fo:min-height="1.528cm" fo:min-width="4.072cm"/>
    </style:style>
    <style:style style:name="gr9" style:family="graphic" style:parent-style-name="standard">
      <style:graphic-properties svg:stroke-color="#808080" draw:fill-color="#b2b2b2" draw:textarea-horizontal-align="justify" draw:textarea-vertical-align="middle" draw:auto-grow-height="false" fo:min-height="1.528cm" fo:min-width="4.072cm"/>
    </style:style>
    <style:style style:name="gr10" style:family="graphic" style:parent-style-name="standard">
      <style:graphic-properties svg:stroke-color="#990099" draw:fill-color="#993366" draw:textarea-horizontal-align="justify" draw:textarea-vertical-align="middle" draw:auto-grow-height="false" fo:min-height="1.528cm" fo:min-width="4.072cm"/>
    </style:style>
    <style:style style:name="gr11" style:family="graphic" style:parent-style-name="standard">
      <style:graphic-properties svg:stroke-color="#006600" draw:fill-color="#009900" draw:textarea-horizontal-align="justify" draw:textarea-vertical-align="middle" draw:auto-grow-height="false" fo:min-height="1.528cm" fo:min-width="4.58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weight="bold" style:font-weight-asian="bold" style:font-weight-complex="bold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paragraph-properties fo:text-align="center"/>
      <style:text-properties fo:color="#ffffff" style:font-name="Liberation Serif" fo:font-weight="bold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ffffff" style:font-name="Liberation Serif" fo:font-weight="bold" style:font-weight-asian="bold" style:font-weight-complex="bold"/>
    </style:style>
    <style:style style:name="T1" style:family="text">
      <style:text-properties style:font-name="Liberation Serif" fo:font-weight="bold" style:font-weight-asian="bold" style:font-weight-complex="bold"/>
    </style:style>
    <style:style style:name="T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Liberation Serif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fo:color="#ffffff" style:font-name="Liberation Seri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22.352cm" svg:height="14.478cm" svg:x="2.794cm" svg:y="1.7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4.478cm" svg:height="7.62cm" svg:x="3.302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8.89cm" svg:height="2.613cm" svg:x="3.81cm" svg:y="3.048cm">
            <draw:text-box>
              <text:p text:style-name="P2"><text:span text:style-name="T1">Asset A</text:span></text:p>
              <text:p text:style-name="P2"><text:span text:style-name="T1"/></text:p>
              <text:p text:style-name="P2"><text:span text:style-name="T2">Chart</text:span></text:p>
              <text:p text:style-name="P2"><text:span text:style-name="T2">Bid/Ask</text:span></text:p>
            </draw:text-box>
          </draw:frame>
          <draw:custom-shape draw:style-name="gr4" draw:text-style-name="P4" draw:layer="layout" svg:width="5.588cm" svg:height="2.286cm" svg:x="4.156cm" svg:y="10.668cm">
            <text:p text:style-name="P3"><text:span text:style-name="T3">20 share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5.588cm" svg:height="2.286cm" svg:x="10.506cm" svg:y="10.668cm">
            <text:p text:style-name="P3"><text:span text:style-name="T3">60 shar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5.842cm" svg:height="7.62cm" svg:x="18.542cm" svg:y="2.286cm">
            <text:p text:style-name="P5"><text:span text:style-name="T4"/></text:p>
            <text:p text:style-name="P5"><text:span text:style-name="T1"/></text:p>
            <text:p text:style-name="P5"><text:span text:style-name="T1">Order Window:</text:span></text:p>
            <text:p text:style-name="P5"><text:span text:style-name="T5"><text:s text:c="2"/></text:span></text:p>
            <text:p text:style-name="P5"><text:span text:style-name="T5"><text:s text:c="2"/></text:span><text:span text:style-name="T5">Stock: Asset A</text:span></text:p>
            <text:p text:style-name="P5"><text:span text:style-name="T5"><text:s text:c="2"/></text:span><text:span text:style-name="T5">Amount: 20 Shares</text:span></text:p>
            <text:p text:style-name="P5"><text:span text:style-name="T5"><text:s text:c="2"/></text:span><text:span text:style-name="T5">Price: Some price</text:span></text:p>
            <text:p text:style-name="P5"><text:span text:style-name="T5"><text:s text:c="2"/></text:span><text:span text:style-name="T5">Side: Buy</text:span></text:p>
            <text:p text:style-name="P5"><text:span text:style-name="T5"/></text:p>
            <text:p text:style-name="P5"><text:span text:style-name="T5"><text:s text:c="2"/></text:span><text:span text:style-name="T5">Account Balance: </text:span></text:p>
            <text:p text:style-name="P5"><text:span text:style-name="T5"><text:s text:c="2"/></text:span><text:span text:style-name="T5">Cash:</text:span></text:p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5.842cm" svg:height="3.048cm" svg:x="18.542cm" svg:y="10.414cm">
            <text:p text:style-name="P1"><text:span text:style-name="T6">Place Ord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4.572cm" svg:height="1.778cm" svg:x="3.302cm" svg:y="13.97cm">
            <text:p text:style-name="P6"><text:span text:style-name="T6">Clear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.572cm" svg:height="1.778cm" svg:x="8.128cm" svg:y="13.97cm">
            <text:p text:style-name="P6"><text:span text:style-name="T6">Change Asse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4.572cm" svg:height="1.778cm" svg:x="12.954cm" svg:y="13.97cm">
            <text:p text:style-name="P6"><text:span text:style-name="T6">Add Money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5.08cm" svg:height="1.778cm" svg:x="17.78cm" svg:y="13.97cm">
            <text:p text:style-name="P6"><text:span text:style-name="T6">Close Position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9T15:54:19.977555275</meta:creation-date>
    <dc:date>2015-01-29T16:41:58.166600722</dc:date>
    <meta:editing-duration>PT32M26S</meta:editing-duration>
    <meta:editing-cycles>4</meta:editing-cycles>
    <meta:generator>LibreOffice/4.3.3.2$Linux_X86_64 LibreOffice_project/430m0$Build-2</meta:generator>
    <meta:document-statistic meta:object-count="35"/>
  </office:meta>
</office:document-meta>
</file>